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GoogleSans-Regular" svg:font-family="GoogleSans-Regular, Arial, Helvetica, sans-serif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</style:style>
    <style:style style:name="T1" style:family="text">
      <style:text-properties fo:font-variant="normal" fo:text-transform="none" fo:color="#3c4043" loext:opacity="100%" style:font-name="GoogleSans-Regular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16_163773216"/><text:span text:style-name="T1">Trawler 87m big freezing processing trawler with a possibility of fish catching with bottom and pelagic trawl, designed for maximum fishing efficiency.</text:span><text:bookmark-end text:name="__DdeLink__16_163773216"/> </text:p>
      <text:p text:style-name="P1"/>
      <text:p text:style-name="P1"><text:bookmark-start text:name="__DdeLink__19_2262431380"/><text:span text:style-name="T1">Траулер 87м представляет собой большой морозильный рыболовный траулер-процессор, с возможностью лова донным и пелагическим тралом, спроектированный для максимальной эффективности промысла.</text:span> <text:bookmark-end text:name="__DdeLink__19_226243138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GoogleSans-Regular" svg:font-family="GoogleSans-Regular, Arial, Helvetic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Carlito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Carlito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10:26:59.866667419</meta:creation-date>
    <dc:date>2024-08-21T10:01:51.166010836</dc:date>
    <meta:editing-duration>PT4H20M2S</meta:editing-duration>
    <meta:editing-cycles>5</meta:editing-cycles>
    <meta:generator>Collabora_Office/24.04.4.2$Linux_X86_64 LibreOffice_project/3709158c476d3931713e1be652f02aae1db91dd3</meta:generator>
    <meta:document-statistic meta:table-count="0" meta:image-count="0" meta:object-count="0" meta:page-count="1" meta:paragraph-count="2" meta:word-count="42" meta:character-count="341" meta:non-whitespace-character-count="299"/>
  </office:meta>
</office:document-meta>
</file>